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4.69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98.79pt"/>
    </style:style>
    <style:style style:name="co5" style:family="table-column">
      <style:table-column-properties fo:break-before="auto" style:column-width="218.44pt"/>
    </style:style>
    <style:style style:name="co6" style:family="table-column">
      <style:table-column-properties fo:break-before="auto" style:column-width="150.49pt"/>
    </style:style>
    <style:style style:name="co7" style:family="table-column">
      <style:table-column-properties fo:break-before="auto" style:column-width="116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ing" table:style-name="ta1">
        <table:shapes>
          <draw:frame draw:z-index="0" draw:style-name="gr1" draw:text-style-name="P1" svg:width="453.63pt" svg:height="255.26pt" svg:x="526.11pt" svg:y="273.34pt">
            <draw:object draw:notify-on-update-of-ranges="Timing.A21:Timing.A21 Timing.B21:Timing.C21 Timing.A22:Timing.A22 Timing.B22:Timing.C22 Timing.A23:Timing.A23 Timing.B23:Timing.C23 Timing.A24:Timing.A24 Timing.B24:Timing.C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ote:</text:p>
          </table:table-cell>
          <table:table-cell office:value-type="string" calcext:value-type="string">
            <text:p>Running profiling on the desktop pi was a bad idea → ha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ming:</text:p>
          </table:table-cell>
          <table:table-cell office:value-type="string" calcext:value-type="string">
            <text:p>take middle of th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style-name="ce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7"/>
        </table:table-row>
        <table:table-row table:style-name="ro1">
          <table:table-cell office:value-type="float" office:value="20210127" calcext:value-type="float">
            <text:p>20210127</text:p>
          </table:table-cell>
          <table:table-cell office:value-type="string" calcext:value-type="string">
            <text:p>7f867a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./obj/emu-debug/bin/Matrix -d=512 -p=5 -k=cpu</text:p>
          </table:table-cell>
          <table:table-cell office:value-type="float" office:value="3.092124" calcext:value-type="float">
            <text:p>3.09212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sudo ./obj/qpu-debug/bin/Matrix -d=512 -p=5</text:p>
          </table:table-cell>
          <table:table-cell/>
          <table:table-cell office:value-type="string" calcext:value-type="string">
            <text:p>Failed, prob due to timeou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sudo ./obj/qpu-debug/bin/Matrix -d=512 -p=5 -k=cpu</text:p>
          </table:table-cell>
          <table:table-cell office:value-type="float" office:value="103.680912" calcext:value-type="float">
            <text:p>103.680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f867a3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sudo ./obj/qpu-debug/bin/Matrix -d=512 -p=5</text:p>
          </table:table-cell>
          <table:table-cell office:value-type="float" office:value="16.010355" calcext:value-type="float">
            <text:p>16.01035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udo ./obj/qpu-debug/bin/Matrix -d=512 -p=5 -k=cpu</text:p>
          </table:table-cell>
          <table:table-cell office:value-type="float" office:value="13.497253" calcext:value-type="float">
            <text:p>13.4972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4-3</text:p>
          </table:table-cell>
          <table:table-cell office:value-type="string" calcext:value-type="string">
            <text:p>pi4</text:p>
          </table:table-cell>
          <table:table-cell office:value-type="string" calcext:value-type="string">
            <text:p>./obj/qpu-debug/bin/Matrix -d=512 -p=5</text:p>
          </table:table-cell>
          <table:table-cell/>
          <table:table-cell office:value-type="string" calcext:value-type="string">
            <text:p>Hang loo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obj/qpu-debug/bin/Matrix -d=512 -p=5 -k=cpu</text:p>
          </table:table-cell>
          <table:table-cell office:value-type="float" office:value="13.798943" calcext:value-type="float">
            <text:p>13.7989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sudo ./obj/qpu-debug/bin/Matrix -d=512 -p=5</text:p>
          </table:table-cell>
          <table:table-cell office:value-type="float" office:value="49.398058" calcext:value-type="float">
            <text:p>49.3980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table:number-columns-repeated="2"/>
          <table:table-cell office:value-type="string" calcext:value-type="string">
            <text:p>./obj/qpu-debug/bin/Matrix -d=512 -p=5 -k=cpu</text:p>
          </table:table-cell>
          <table:table-cell office:value-type="float" office:value="108.644453" calcext:value-type="float">
            <text:p>108.64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7192" calcext:value-type="float">
            <text:p>4827192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sudo ./obj/qpu-debug/bin/Matrix -d=512 -p=5 -k=cpu</text:p>
          </table:table-cell>
          <table:table-cell office:value-type="float" office:value="250.038144" calcext:value-type="float">
            <text:p>250.038144</text:p>
          </table:table-cell>
          <table:table-cell office:value-type="string" calcext:value-type="string">
            <text:p>QPU call doesn’t run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table:style-name="ce6" office:value-type="string" calcext:value-type="string">
            <text:p>7f867a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l I7</text:p>
          </table:table-cell>
          <table:table-cell table:formula="of:=[.F8]" office:value-type="float" office:value="3.092124" calcext:value-type="float">
            <text:p>3.092124</text:p>
          </table:table-cell>
          <table:table-cell table:style-name="ce6" table:formula="of:=[.G8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4-64</text:p>
          </table:table-cell>
          <table:table-cell table:formula="of:=[.F12]" office:value-type="float" office:value="13.497253" calcext:value-type="float">
            <text:p>13.497253</text:p>
          </table:table-cell>
          <table:table-cell office:value-type="float" office:value="16.010355" calcext:value-type="float">
            <text:p>16.010355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tforms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Scripts for 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scp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b_release -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namect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rev-parse --short H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at /proc/device-tree/model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Snapshot Date</text:p>
          </table:table-cell>
          <table:table-cell table:style-name="ce1" office:value-type="string" calcext:value-type="string">
            <text:p>Debian Version</text:p>
          </table:table-cell>
          <table:table-cell table:style-name="ce1" office:value-type="string" calcext:value-type="string">
            <text:p>Kernel version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anne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3 Model B Rev 1.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4.19.97-v7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1-1</text:p>
          </table:table-cell>
          <table:table-cell office:value-type="string" calcext:value-type="string">
            <text:p>armv6l</text:p>
          </table:table-cell>
          <table:table-cell office:value-type="string" calcext:value-type="string">
            <text:p>Raspberry Pi Model B Rev 2</text:p>
          </table:table-cell>
          <table:table-cell/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7+</text:p>
          </table:table-cell>
          <table:table-cell office:value-type="string" calcext:value-type="string">
            <text:p>Not working: FATAL: Unable to enable QPUs. Check your firmware is latest. Same for cas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4-3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4 Model B Rev 1.1</text:p>
          </table:table-cell>
          <table:table-cell/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4.51-v7l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ke</text:p>
          </table:table-cell>
          <table:table-cell office:value-type="string" calcext:value-type="string">
            <text:p>aarch64</text:p>
          </table:table-cell>
          <table:table-cell office:value-type="string" calcext:value-type="string">
            <text:p>Raspberry Pi 4 Model B Rev 1.1</text:p>
          </table:table-cell>
          <table:table-cell/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5.10.5-v8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Intel(R) Core(TM) i7-4710HQ CPU @ 2.50GHz</text:p>
          </table:table-cell>
          <table:table-cell/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4.19.0-13-amd64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05:31:17.732894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04:06:51.875238062</meta:creation-date>
    <dc:date>2021-01-27T11:10:27.447982835</dc:date>
    <meta:editing-duration>PT4H56M6S</meta:editing-duration>
    <meta:editing-cycles>12</meta:editing-cycles>
    <meta:generator>LibreOffice/6.1.5.2$Linux_ARM_EABI LibreOffice_project/10$Build-2</meta:generator>
    <meta:document-statistic meta:table-count="2" meta:cell-count="1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111cm" svg:y="3.706cm" style:legend-expansion="high" chart:style-name="ch2"/>
        <chart:plot-area chart:style-name="ch3" table:cell-range-address="Timing.A21:Timing.C24" chart:data-source-has-labels="both" svg:x="0.32cm" svg:y="0.18cm" svg:width="13.471cm" svg:height="8.646cm">
          <chartooo:coordinate-region svg:x="0.941cm" svg:y="0.379cm" svg:width="12.85cm" svg:height="7.8cm"/>
          <chart:axis chart:dimension="x" chart:name="primary-x" chart:style-name="ch4" chartooo:axis-type="auto">
            <chartooo:date-scale/>
            <chart:categories table:cell-range-address="Timing.B21:Timing.C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ing.B22:Timing.C22" chart:label-cell-address="Timing.A22:Timing.A22" chart:class="chart:bar">
            <chart:data-point chart:repeated="2"/>
          </chart:series>
          <chart:series chart:style-name="ch8" chart:values-cell-range-address="Timing.B23:Timing.C23" chart:label-cell-address="Timing.A23:Timing.A23" chart:class="chart:bar">
            <chart:data-point chart:repeated="2"/>
          </chart:series>
          <chart:series chart:style-name="ch9" chart:values-cell-range-address="Timing.B24:Timing.C24" chart:label-cell-address="Timing.A24:Timing.A24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Timing.B21:Timing.C21</svg:desc>
                </draw:g>
              </table:table-cell>
              <table:table-cell office:value-type="string">
                <text:p>7f867a3</text:p>
              </table:table-cell>
            </table:table-row>
          </table:table-header-rows>
          <table:table-rows>
            <table:table-row>
              <table:table-cell office:value-type="string">
                <text:p>Intel I7</text:p>
                <draw:g>
                  <svg:desc>Timing.A22:Timing.A22</svg:desc>
                </draw:g>
              </table:table-cell>
              <table:table-cell office:value-type="float" office:value="3.092124">
                <text:p>3.092124</text:p>
                <draw:g>
                  <svg:desc>Timing.B22:Timing.C22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4-64</text:p>
                <draw:g>
                  <svg:desc>Timing.A23:Timing.A23</svg:desc>
                </draw:g>
              </table:table-cell>
              <table:table-cell office:value-type="float" office:value="13.497253">
                <text:p>13.497253</text:p>
                <draw:g>
                  <svg:desc>Timing.B23:Timing.C23</svg:desc>
                </draw:g>
              </table:table-cell>
              <table:table-cell office:value-type="float" office:value="16.010355">
                <text:p>16.010355</text:p>
              </table:table-cell>
            </table:table-row>
            <table:table-row>
              <table:table-cell office:value-type="string">
                <text:p/>
                <draw:g>
                  <svg:desc>Timing.A24:Timing.A24</svg:desc>
                </draw:g>
              </table:table-cell>
              <table:table-cell office:value-type="float" office:value="NaN">
                <text:p>NaN</text:p>
                <draw:g>
                  <svg:desc>Timing.B24:Timing.C24</svg:desc>
                </draw:g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